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Standard">
      <style:text-properties officeooo:rsid="0009228b" officeooo:paragraph-rsid="0009228b"/>
    </style:style>
    <style:style style:name="P2" style:family="paragraph" style:parent-style-name="Standard">
      <style:text-properties officeooo:rsid="000abfd2" officeooo:paragraph-rsid="000abfd2"/>
    </style:style>
    <style:style style:name="P3" style:family="paragraph" style:parent-style-name="Standard">
      <style:text-properties officeooo:rsid="000b3638" officeooo:paragraph-rsid="000b3638"/>
    </style:style>
    <style:style style:name="P4" style:family="paragraph" style:parent-style-name="Standard">
      <style:text-properties officeooo:rsid="000b3638" officeooo:paragraph-rsid="000d4879"/>
    </style:style>
    <style:style style:name="P5" style:family="paragraph" style:parent-style-name="Standard">
      <style:text-properties officeooo:rsid="000d4879" officeooo:paragraph-rsid="000d4879"/>
    </style:style>
    <style:style style:name="P6" style:family="paragraph" style:parent-style-name="Standard">
      <style:text-properties officeooo:rsid="000d4879" officeooo:paragraph-rsid="000ecb5a"/>
    </style:style>
    <style:style style:name="P7" style:family="paragraph" style:parent-style-name="Standard">
      <style:text-properties style:font-name="sans-serif" officeooo:rsid="000b3638" officeooo:paragraph-rsid="000b3638"/>
    </style:style>
    <style:style style:name="P8" style:family="paragraph" style:parent-style-name="Standard">
      <style:text-properties officeooo:rsid="000d4879" officeooo:paragraph-rsid="000ecb5a"/>
    </style:style>
    <style:style style:name="P9" style:family="paragraph" style:parent-style-name="Standard">
      <style:paragraph-properties fo:text-align="start" style:justify-single-word="false"/>
    </style:style>
    <style:style style:name="T1" style:family="text">
      <style:text-properties style:font-name="sans-serif"/>
    </style:style>
    <style:style style:name="T2" style:family="text">
      <style:text-properties style:font-name="sans-serif" fo:font-weight="bold" style:font-weight-asian="bold" style:font-weight-complex="bold"/>
    </style:style>
    <style:style style:name="T3" style:family="text">
      <style:text-properties style:font-name="monospace"/>
    </style:style>
    <style:style style:name="T4" style:family="text">
      <style:text-properties style:font-name="monospac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ecb5a" style:font-weight-asian="bold" style:font-weight-complex="bold"/>
    </style:style>
    <style:style style:name="T7" style:family="text">
      <style:text-properties officeooo:rsid="000ecb5a"/>
    </style:style>
    <style:style style:name="T8" style:family="text">
      <style:text-properties style:font-name="LiberationSerif-Bold" fo:font-size="12pt" fo:font-weight="bold" style:font-size-asian="12pt" style:font-weight-asian="bold"/>
    </style:style>
    <style:style style:name="T9" style:family="text">
      <style:text-properties style:font-name="LiberationSerif" fo:font-size="12pt" style:font-size-asian="12pt"/>
    </style:style>
    <style:style style:name="T10" style:family="text">
      <style:text-properties style:font-name="LiberationSerif" fo:font-size="12pt" fo:font-weight="bold" style:font-size-asian="12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n BD Insertar datos</text:p>
      <text:p text:style-name="P1"/>
      <text:p text:style-name="P1"><text:span text:style-name="T2">Inserción</text:span> </text:p>
      <text:p text:style-name="P1"/>
      <text:p text:style-name="P2">INSERT INTO nombretabla VALUES ( <text:s text:c="5"/>) ;</text:p>
      <text:p text:style-name="P2"/>
      <text:p text:style-name="P2"><text:span text:style-name="T3">INSERT</text:span> <text:span text:style-name="T3">INTO CLIENTE VALUES( '11111111','Pedro',</text:span> <text:span text:style-name="T3">'Gutiérrez', 'Crespo', 33, NULL);</text:span> </text:p>
      <text:p text:style-name="P2"/>
      <text:p text:style-name="P2"><text:span text:style-name="T2">Inserción mediante SET</text:span> </text:p>
      <text:p text:style-name="P2"/>
      <text:p text:style-name="P3">INSERT INTO nombretabla SET col=”valor”,col2=”valor2”;</text:p>
      <text:p text:style-name="P3"/>
      <text:p text:style-name="P3"><text:span text:style-name="T2">Insertar múltiples filas</text:span> </text:p>
      <text:p text:style-name="P3"/>
      <text:p text:style-name="P3"><text:span text:style-name="T3">INSERT</text:span> <text:span text:style-name="T3">INTO CLIENTE VALUES</text:span><text:line-break/><text:span text:style-name="T3">('11111111','Pedro','Gutiérrez', 'Crespo',</text:span> <text:span text:style-name="T3">DEFAULT, NULL),</text:span><text:line-break/><text:span text:style-name="T3">('22222222','Pablo','García','Martínez',DEFAULT,'C/ASTURIAL 25'),</text:span><text:line-break/><text:span text:style-name="T3">('33333333','Ana','López','Sánchez','Elche','Avda.</text:span> <text:span text:style-name="T3">Constituci 1');</text:span> </text:p>
      <text:p text:style-name="P3"/>
      <text:p text:style-name="P3"><text:span text:style-name="T2">Inserción con claves ajenas</text:span> </text:p>
      <text:p text:style-name="P7"/>
      <text:p text:style-name="P4"><text:line-break/><text:span text:style-name="T4">LAST_INSERT_ID()</text:span><text:line-break/><text:span text:style-name="T3">INSERT</text:span> <text:span text:style-name="T3">INTO CURSO (nombre, duracion)</text:span><text:line-break/><text:span text:style-name="T3">values</text:span> <text:span text:style-name="T3">('BBDD', 300);</text:span><text:line-break/><text:span text:style-name="T3">INSERT</text:span> <text:span text:style-name="T3">INTO AULA (nombre, planta, curso)</text:span><text:line-break/><text:span text:style-name="T3">values</text:span> <text:span text:style-name="T3">('Info 1', 1,</text:span> <text:span text:style-name="T3">LAST_INSERT_ID());</text:span> </text:p>
      <text:p text:style-name="P4"/>
      <text:p text:style-name="P4"><text:span text:style-name="T2">Cargando los datos desde un archivo</text:span> </text:p>
      <text:p text:style-name="P4"/>
      <text:p text:style-name="P4"><text:span text:style-name="T3">LOAD DATA INFILE</text:span> <text:span text:style-name="T3">archivo</text:span> <text:span text:style-name="T3">INTO TABLE</text:span><text:line-break/><text:span text:style-name="T3">tabla;</text:span><text:line-break/> <text:span text:style-name="T3">LOAD</text:span> <text:span text:style-name="T3">DATA</text:span> <text:span text:style-name="T3">INFILE</text:span> <text:span text:style-name="T3">'/temp/datos.txt'</text:span> <text:span text:style-name="T3">INTO</text:span><text:line-break/><text:span text:style-name="T3">TABLE</text:span> <text:span text:style-name="T3">EMPLEADO;</text:span> </text:p>
      <text:p text:style-name="P4"/>
      <text:p text:style-name="P4"><text:span text:style-name="T3">LOAD DATA INFILE</text:span> <text:span text:style-name="T3">archivo</text:span> <text:span text:style-name="T3">INTO TABLE</text:span><text:line-break/><text:span text:style-name="T3">tabla</text:span> <text:span text:style-name="T3">FIELDS</text:span> <text:span text:style-name="T3">TERMINATED</text:span> <text:span text:style-name="T3">BY</text:span> <text:span text:style-name="T3">',';</text:span> </text:p>
      <text:p text:style-name="P4"/>
      <text:p text:style-name="P5"><text:span text:style-name="T5">ACTUALIZACION DE DATOS</text:span> </text:p>
      <text:p text:style-name="P5"/>
      <text:p text:style-name="P5"><text:span text:style-name="T3">UPDATE</text:span> <text:span text:style-name="T3">tabla</text:span> <text:span text:style-name="T3">SET</text:span> <text:span text:style-name="T3">col=valor</text:span><text:line-break/><text:span text:style-name="T3">[{,col=valor}]</text:span> <text:span text:style-name="T3">[WHERE</text:span> <text:span text:style-name="T3">condicion]</text:span><text:line-break/> <text:span text:style-name="T3">UPDATE</text:span> <text:span text:style-name="T3">CLIENTE SET nombre='Juan'</text:span> <text:span text:style-name="T3">WHERE</text:span><text:line-break/><text:span text:style-name="T3">ciudad='Elche'</text:span> </text:p>
      <text:p text:style-name="P5"/>
      <text:p text:style-name="P5"><text:span text:style-name="T2">Borrado de filas</text:span><text:span text:style-name="T5"> <text:s/></text:span><text:span text:style-name="T6">SIEMPRE PONER EL WHERE</text:span><text:span text:style-name="T7"> </text:span></text:p>
      <text:p text:style-name="P5"/>
      <text:p text:style-name="P6"><text:span text:style-name="T3">DELETE FROM</text:span> <text:span text:style-name="T3">tabla</text:span> <text:span text:style-name="T3">[WHERE</text:span> <text:span text:style-name="T3">condicion] </text:span></text:p>
      <text:p text:style-name="P6"><text:line-break/> <text:span text:style-name="T3">DELETE</text:span> <text:span text:style-name="T3">FROM CLIENTE WHERE dni='11111111';</text:span> </text:p>
      <text:p text:style-name="P6"><text:soft-page-break/><text:span text:style-name="T1">Para vaciar una tabla (más eficiente y reinicia los</text:span><text:line-break/><text:span text:style-name="T1">autonuméricos):</text:span></text:p>
      <text:p text:style-name="P6"><text:line-break/> <text:span text:style-name="T3">TRUNCATE TABLE</text:span> <text:span text:style-name="T3">tabla;</text:span> </text:p>
      <text:p text:style-name="P6"/>
      <text:p text:style-name="P6"><text:span text:style-name="T1">Actualización o borrado con claves ajenas</text:span> </text:p>
      <text:p text:style-name="P6"/>
      <text:p text:style-name="P9"><text:span text:style-name="T8">DROP DATABASE nombre;</text:span></text:p>
      <text:p text:style-name="P9"><text:span text:style-name="T8">CREATE DATABASE nombre;</text:span></text:p>
      <text:p text:style-name="P9"><text:span text:style-name="T8">USE nombre;</text:span></text:p>
      <text:p text:style-name="P9"><text:span text:style-name="T8">CREATE TABLE IF NOT EXISTS nombre (</text:span></text:p>
      <text:p text:style-name="P9"><text:span text:style-name="T9">nombre VARCHAR (50) NULL ,</text:span></text:p>
      <text:p text:style-name="P9"><text:span text:style-name="T9">nombre INT NOT NULL,</text:span></text:p>
      <text:p text:style-name="P9"><text:span text:style-name="T9">nombre ENUM ('BLANCO','TINTO','ROSADO') ,</text:span></text:p>
      <text:p text:style-name="P9"><text:span text:style-name="T8">PRIMARY KEY</text:span></text:p>
      <text:p text:style-name="P9"><text:span text:style-name="T9">CONSTRAINT PK_PAI PRIMARY KEY (nom_pais),</text:span></text:p>
      <text:p text:style-name="P9"><text:span text:style-name="T8">UNIQUE KEY</text:span></text:p>
      <text:p text:style-name="P9"><text:span text:style-name="T9">CONSTRAINT UN_PAI UNIQUE KEY (capital)</text:span></text:p>
      <text:p text:style-name="P9"><text:span text:style-name="T8">FOREIGN KEY</text:span></text:p>
      <text:p text:style-name="P9"><text:span text:style-name="T9">CONSTRAINT FK_ING_PAIS FOREIGN KEY (nombrepais) REFERENCES PAIS (nom_pais)</text:span></text:p>
      <text:p text:style-name="P6"><text:span text:style-name="T8">);</text:span></text:p>
      <text:p text:style-name="P6"><text:span text:style-name="T10">ALTER TABLE PROVEEDOR ADD CodigoPostal VARCHAR (5)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5T10:51:09.693000000</meta:creation-date>
    <dc:date>2023-03-01T10:40:11.695000000</dc:date>
    <meta:editing-duration>PT48M22S</meta:editing-duration>
    <meta:editing-cycles>7</meta:editing-cycles>
    <meta:generator>LibreOffice/7.4.0.3$Windows_X86_64 LibreOffice_project/f85e47c08ddd19c015c0114a68350214f7066f5a</meta:generator>
    <meta:document-statistic meta:table-count="0" meta:image-count="0" meta:object-count="0" meta:page-count="2" meta:paragraph-count="36" meta:word-count="216" meta:character-count="1680" meta:non-whitespace-character-count="1474"/>
  </office:meta>
</office:document-meta>
</file>